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d320" draw:textarea-horizontal-align="center" draw:textarea-vertical-align="middle"/>
    </style:style>
    <style:style style:name="gr7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svg:stroke-color="#000000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2_20_Dots_20_3_20_Dashes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6.67cm" svg:height="17.145cm" svg:x="-5.35cm" svg:y="4.175cm">
          <text:p/>
        </draw:rect>
        <draw:ellipse draw:style-name="gr2" draw:text-style-name="P1" draw:layer="layout" svg:width="12.7cm" svg:height="6.985cm" svg:x="-4.715cm" svg:y="9.255cm">
          <text:p text:style-name="P1">Storage Uni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ellipse>
        <draw:ellipse draw:style-name="gr2" draw:text-style-name="P1" draw:layer="layout" svg:width="10.795cm" svg:height="3.81cm" svg:x="-4.08cm" svg:y="4.81cm">
          <text:p text:style-name="P1">Management Unit</text:p>
          <text:p text:style-name="P1"/>
          <text:p text:style-name="P1"/>
          <text:p text:style-name="P1"/>
        </draw:ellipse>
        <draw:ellipse draw:style-name="gr2" draw:text-style-name="P1" draw:layer="layout" svg:width="10.795cm" svg:height="4.445cm" svg:x="10.525cm" svg:y="11.795cm">
          <text:p text:style-name="P1"/>
          <text:p text:style-name="P1"/>
          <text:p text:style-name="P1"/>
          <text:p text:style-name="P1"/>
          <text:p text:style-name="P1">Dependency Unit</text:p>
        </draw:ellipse>
        <draw:ellipse draw:style-name="gr3" draw:text-style-name="P1" draw:layer="layout" svg:width="9.84cm" svg:height="2.54cm" svg:x="11.16cm" svg:y="12.43cm">
          <text:p text:style-name="P1">local sourcescription tree /</text:p>
          <text:p text:style-name="P1">local packagescription tree</text:p>
        </draw:ellipse>
        <draw:ellipse draw:style-name="gr3" draw:text-style-name="P1" draw:layer="layout" svg:width="11.43cm" svg:height="4.445cm" svg:x="-4.08cm" svg:y="11.16cm">
          <text:p text:style-name="P1">Merged package(s) </text:p>
          <text:p text:style-name="P1">=</text:p>
          <text:p text:style-name="P1">Merged packagescription(s) + </text:p>
          <text:p text:style-name="P1">Merged package payload(s)</text:p>
        </draw:ellipse>
        <draw:g>
          <draw:ellipse draw:style-name="gr2" draw:text-style-name="P1" draw:layer="layout" svg:width="12.7cm" svg:height="5.715cm" svg:x="8.62cm" svg:y="5.445cm">
            <text:p text:style-name="P1">Package Acquisition </text:p>
            <text:p text:style-name="P1">Unit</text:p>
            <text:p text:style-name="P1"/>
            <text:p text:style-name="P1"/>
            <text:p text:style-name="P1"/>
            <text:p text:style-name="P1"/>
          </draw:ellipse>
          <draw:ellipse draw:style-name="gr3" draw:text-style-name="P1" draw:layer="layout" svg:width="5.715cm" svg:height="2.54cm" svg:x="8.935cm" svg:y="7.35cm">
            <text:p text:style-name="P1">Builder</text:p>
          </draw:ellipse>
          <draw:ellipse draw:style-name="gr3" draw:text-style-name="P1" draw:layer="layout" svg:width="5.715cm" svg:height="2.54cm" svg:x="14.97cm" svg:y="7.35cm">
            <text:p text:style-name="P1">Downloader</text:p>
          </draw:ellipse>
        </draw:g>
        <draw:ellipse draw:style-name="gr2" draw:text-style-name="P1" draw:layer="layout" svg:width="5.715cm" svg:height="2.54cm" svg:x="6.715cm" svg:y="2.905cm">
          <text:p text:style-name="P1">API /</text:p>
          <text:p text:style-name="P1">User Interface</text:p>
          <text:p text:style-name="P1"/>
        </draw:ellipse>
        <draw:line draw:style-name="gr4" draw:text-style-name="P1" draw:layer="layout" svg:x1="7.35cm" svg:y1="4.81cm" svg:x2="6.08cm" svg:y2="6.08cm">
          <text:p/>
        </draw:line>
        <draw:ellipse draw:style-name="gr3" draw:text-style-name="P1" draw:layer="layout" svg:width="6.35cm" svg:height="2.54cm" svg:x="-1.54cm" svg:y="6.08cm">
          <text:p text:style-name="P1">Installer/ Remover/ </text:p>
          <text:p text:style-name="P1">Updater</text:p>
        </draw:ellipse>
        <draw:line draw:style-name="gr4" draw:text-style-name="P1" draw:layer="layout" svg:x1="1.635cm" svg:y1="7.985cm" svg:x2="1.635cm" svg:y2="9.89cm">
          <text:p/>
        </draw:line>
        <draw:line draw:style-name="gr4" draw:text-style-name="P1" draw:layer="layout" svg:x1="6.08cm" svg:y1="7.985cm" svg:x2="11.16cm" svg:y2="12.43cm">
          <text:p/>
        </draw:line>
        <draw:line draw:style-name="gr4" draw:text-style-name="P1" draw:layer="layout" svg:x1="6.715cm" svg:y1="6.715cm" svg:x2="8.62cm" svg:y2="7.985cm">
          <text:p/>
        </draw:line>
        <draw:frame draw:style-name="gr5" draw:layer="layout" svg:width="5.641cm" svg:height="0.962cm" svg:x="15.359cm" svg:y="4.175cm">
          <draw:text-box>
            <text:p>Package manager</text:p>
          </draw:text-box>
        </draw:frame>
        <draw:rect draw:style-name="gr6" draw:text-style-name="P1" draw:id="id3" draw:layer="layout" svg:width="9.525cm" svg:height="1.27cm" svg:x="-3.345cm" svg:y="15.975cm">
          <text:p text:style-name="P1">Current state of the system</text:p>
        </draw:rect>
        <draw:rect draw:style-name="gr6" draw:text-style-name="P1" draw:id="id1" draw:layer="layout" svg:width="9.525cm" svg:height="1.27cm" svg:x="11.16cm" svg:y="16.005cm">
          <text:p text:style-name="P1">Future state of the system</text:p>
        </draw:rect>
        <draw:frame draw:style-name="gr5" draw:text-style-name="P1" draw:id="id2" draw:layer="layout" svg:width="6.166cm" svg:height="1.673cm" svg:x="5.68cm" svg:y="17.207cm">
          <draw:text-box>
            <text:p text:style-name="P1">transition</text:p>
            <text:p text:style-name="P1">when doing updates</text:p>
          </draw:text-box>
        </draw:frame>
        <draw:connector draw:style-name="gr7" draw:text-style-name="P1" draw:layer="layout" draw:type="curve" svg:x1="15.922cm" svg:y1="17.275cm" svg:x2="11.846cm" svg:y2="18.043cm" draw:start-shape="id1" draw:start-glue-point="2" draw:end-shape="id2" draw:end-glue-point="1" svg:d="m15922 17275c0 512-1358 768-4076 768">
          <text:p/>
        </draw:connector>
        <draw:connector draw:style-name="gr7" draw:text-style-name="P1" draw:layer="layout" draw:type="curve" svg:x1="5.68cm" svg:y1="18.043cm" svg:x2="1.417cm" svg:y2="17.245cm" draw:start-shape="id2" draw:start-glue-point="3" draw:end-shape="id3" draw:end-glue-point="2" svg:d="m5680 18043c-2842 0-4263-266-4263-798">
          <text:p/>
        </draw:connector>
        <draw:line draw:style-name="gr8" draw:text-style-name="P1" draw:layer="layout" svg:x1="7.35cm" svg:y1="13.7cm" svg:x2="10.525cm" svg:y2="13.7cm">
          <text:p/>
        </draw:line>
        <draw:line draw:style-name="gr8" draw:text-style-name="P1" draw:layer="layout" svg:x1="17.51cm" svg:y1="11.795cm" svg:x2="17.51cm" svg:y2="9.89cm">
          <text:p/>
        </draw:line>
        <draw:line draw:style-name="gr8" draw:text-style-name="P1" draw:layer="layout" svg:x1="11.795cm" svg:y1="9.89cm" svg:x2="11.795cm" svg:y2="12.43cm">
          <text:p/>
        </draw:line>
        <draw:line draw:style-name="gr9" draw:text-style-name="P1" draw:layer="layout" svg:x1="6.08cm" svg:y1="11.795cm" svg:x2="9.255cm" svg:y2="9.255cm">
          <text:p/>
        </draw:line>
        <draw:line draw:style-name="gr10" draw:text-style-name="P1" draw:layer="layout" svg:x1="-4.715cm" svg:y1="19.75cm" svg:x2="4.81cm" svg:y2="19.75cm">
          <text:p text:style-name="P1">communication</text:p>
          <text:p text:style-name="P1"/>
        </draw:line>
        <draw:line draw:style-name="gr11" draw:text-style-name="P1" draw:layer="layout" svg:x1="-4.715cm" svg:y1="20.72cm" svg:x2="4.81cm" svg:y2="20.72cm">
          <text:p text:style-name="P1">submodule communication</text:p>
          <text:p text:style-name="P1"/>
        </draw:line>
        <draw:frame draw:style-name="gr5" draw:layer="layout" svg:width="2.576cm" svg:height="0.962cm" svg:x="-5.015cm" svg:y="18.171cm">
          <draw:text-box>
            <text:p>legend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7T14:57:26</meta:creation-date>
    <dc:date>2011-03-07T21:31:37</dc:date>
    <meta:editing-duration>PT06H34M12S</meta:editing-duration>
    <meta:editing-cycles>39</meta:editing-cycles>
    <meta:generator>OpenOffice.org/3.2$Unix OpenOffice.org_project/320m18$Build-9502</meta:generator>
    <meta:document-statistic meta:object-count="29"/>
  </office:meta>
</office:document-meta>
</file>